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e1ac" officeooo:paragraph-rsid="0007e1ac"/>
    </style:style>
    <style:style style:name="P2" style:family="paragraph" style:parent-style-name="Standard">
      <style:text-properties officeooo:rsid="0008ba75" officeooo:paragraph-rsid="000da6a2"/>
    </style:style>
    <style:style style:name="P3" style:family="paragraph" style:parent-style-name="Standard">
      <style:text-properties officeooo:rsid="000da6a2" officeooo:paragraph-rsid="000da6a2"/>
    </style:style>
    <style:style style:name="P4" style:family="paragraph" style:parent-style-name="Text_20_body">
      <style:text-properties officeooo:rsid="0007e1ac" officeooo:paragraph-rsid="0007e1ac"/>
    </style:style>
    <style:style style:name="P5" style:family="paragraph" style:parent-style-name="Text_20_body">
      <style:text-properties officeooo:rsid="0008ba75" officeooo:paragraph-rsid="0008ba75"/>
    </style:style>
    <style:style style:name="P6" style:family="paragraph" style:parent-style-name="Text_20_body">
      <style:text-properties officeooo:rsid="000a032a" officeooo:paragraph-rsid="000a032a"/>
    </style:style>
    <style:style style:name="P7" style:family="paragraph" style:parent-style-name="Text_20_body">
      <style:text-properties officeooo:rsid="000da6a2" officeooo:paragraph-rsid="000da6a2"/>
    </style:style>
    <style:style style:name="T1" style:family="text">
      <style:text-properties officeooo:rsid="000a032a"/>
    </style:style>
    <style:style style:name="T2" style:family="text">
      <style:text-properties officeooo:rsid="000bec26"/>
    </style:style>
    <style:style style:name="T3" style:family="text">
      <style:text-properties officeooo:rsid="000da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inforcement learning</text:h>
      <text:p text:style-name="P4">Use end state to “reinforce” a behaviour so that some learning model can learn without humans needing to label data.</text:p>
      <text:p text:style-name="P4"/>
      <text:p text:style-name="P6">Scoring sequences of actions and states.</text:p>
      <text:p text:style-name="P4"><text:tab/>Markov decision process:</text:p>
      <text:p text:style-name="P5"><text:tab/>Q-learning</text:p>
      <text:p text:style-name="P5"><text:tab/><text:tab/><text:span text:style-name="T1">use parameters to balance exploration and exploitation</text:span></text:p>
      <text:p text:style-name="P5"><text:tab/><text:tab/><text:span text:style-name="T2">Does not require a complete set of actions and states, but calculations require prior <text:tab/><text:tab/>values so there is a potential for an explosion of memory use.</text:span></text:p>
      <text:p text:style-name="P5"/>
      <text:p text:style-name="P7">Expropriation vs exploitation</text:p>
      <text:p text:style-name="P2"><text:span text:style-name="T1">exploration is the act of looking for new sequences, </text:span><text:span text:style-name="T3">w</text:span><text:span text:style-name="T2">hile exploitation is using high scoring states to look for other states with good scores.</text:span></text:p>
      <text:p text:style-name="P2"/>
      <text:p text:style-name="P3">Other strategies:</text:p>
      <text:p text:style-name="P3"><text:tab/>Make a probabilistic model for each action and state.</text:p>
      <text:p text:style-name="P3"><text:tab/>Train a supervised model on the actions and states.</text:p>
      <text:p text:style-name="P3"><text:tab/>Simulate actions and states.</text:p>
      <text:p text:style-name="P3"/>
      <text:p text:style-name="P3">Use reinforcement learning to train a scoring function, and then use the scoring function to train a mod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4:48:08.758212929</meta:creation-date>
    <dc:date>2023-04-25T08:35:29.048492681</dc:date>
    <meta:editing-duration>PT1M47S</meta:editing-duration>
    <meta:editing-cycles>1</meta:editing-cycles>
    <meta:document-statistic meta:table-count="0" meta:image-count="0" meta:object-count="0" meta:page-count="1" meta:paragraph-count="14" meta:word-count="134" meta:character-count="853" meta:non-whitespace-character-count="722"/>
    <meta:generator>LibreOffice/7.3.7.2$Linux_X86_64 LibreOffice_project/30$Build-2</meta:generator>
  </office:meta>
</office:document-meta>
</file>